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7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7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7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number-columns-repeated="226" table:default-cell-style-name="ce20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2"/>
            <table:table-cell table:style-name="ce32" table:number-columns-repeated="9"/>
            <table:table-cell table:style-name="ce48" office:value-type="string" calcext:value-type="string" table:number-columns-spanned="9" table:number-rows-spanned="1">
              <text:p>中 華 民 國 102 年 11 月 份</text:p>
            </table:table-cell>
            <table:covered-table-cell table:number-columns-repeated="8" table:style-name="ce48"/>
            <table:table-cell table:style-name="ce51" table:number-columns-repeated="2"/>
            <table:table-cell table:style-name="ce32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3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3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5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4"/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3"/>
          </table:table-row>
          <table:table-row table:style-name="ro3">
            <table:covered-table-cell table:style-name="ce4"/>
            <table:covered-table-cell table:style-name="ce24"/>
            <table:covered-table-cell table:number-columns-repeated="2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5"/>
            <table:covered-table-cell table:style-name="ce56"/>
            <table:table-cell table:number-columns-repeated="993"/>
          </table:table-row>
          <table:table-row table:style-name="ro4">
            <table:covered-table-cell table:style-name="ce5"/>
            <table:covered-table-cell table:style-name="ce25"/>
            <table:covered-table-cell table:number-columns-repeated="28" table:style-name="ce36"/>
            <table:table-cell table:style-name="ce57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6" office:value-type="string" calcext:value-type="string">
            <text:p>計</text:p>
          </table:table-cell>
          <table:table-cell table:style-name="ce37" office:value-type="float" office:value="76978" calcext:value-type="float">
            <text:p><text:s text:c="3"/>76,978</text:p>
          </table:table-cell>
          <table:table-cell table:style-name="ce37" office:value-type="float" office:value="3408" calcext:value-type="float">
            <text:p><text:s text:c="3"/>3,408</text:p>
          </table:table-cell>
          <table:table-cell table:style-name="ce37" office:value-type="float" office:value="7220" calcext:value-type="float">
            <text:p><text:s text:c="3"/>7,220</text:p>
          </table:table-cell>
          <table:table-cell table:style-name="ce37" office:value-type="float" office:value="5213" calcext:value-type="float">
            <text:p><text:s text:c="3"/>5,213</text:p>
          </table:table-cell>
          <table:table-cell table:style-name="ce37" office:value-type="float" office:value="2775" calcext:value-type="float">
            <text:p><text:s text:c="3"/>2,775</text:p>
          </table:table-cell>
          <table:table-cell table:style-name="ce37" office:value-type="float" office:value="1654" calcext:value-type="float">
            <text:p><text:s text:c="3"/>1,654</text:p>
          </table:table-cell>
          <table:table-cell table:style-name="ce37" office:value-type="float" office:value="2797" calcext:value-type="float">
            <text:p><text:s text:c="3"/>2,797</text:p>
          </table:table-cell>
          <table:table-cell table:style-name="ce37" office:value-type="float" office:value="8719" calcext:value-type="float">
            <text:p><text:s text:c="3"/>8,719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9" office:value-type="float" office:value="0" calcext:value-type="float">
            <text:p>-</text:p>
          </table:table-cell>
          <table:table-cell table:style-name="ce37" office:value-type="float" office:value="5657" calcext:value-type="float">
            <text:p><text:s text:c="3"/>5,657</text:p>
          </table:table-cell>
          <table:table-cell table:style-name="ce37" office:value-type="float" office:value="37799" calcext:value-type="float">
            <text:p><text:s text:c="3"/>37,799</text:p>
          </table:table-cell>
          <table:table-cell table:style-name="ce37" office:value-type="float" office:value="1478" calcext:value-type="float">
            <text:p><text:s text:c="3"/>1,478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5219" calcext:value-type="float">
            <text:p><text:s text:c="3"/>75,219</text:p>
          </table:table-cell>
          <table:table-cell table:style-name="ce37" office:value-type="float" office:value="3080" calcext:value-type="float">
            <text:p><text:s text:c="3"/>3,080</text:p>
          </table:table-cell>
          <table:table-cell table:style-name="ce37" office:value-type="float" office:value="6961" calcext:value-type="float">
            <text:p><text:s text:c="3"/>6,961</text:p>
          </table:table-cell>
          <table:table-cell table:style-name="ce37" office:value-type="float" office:value="5700" calcext:value-type="float">
            <text:p><text:s text:c="3"/>5,700</text:p>
          </table:table-cell>
          <table:table-cell table:style-name="ce37" office:value-type="float" office:value="3162" calcext:value-type="float">
            <text:p><text:s text:c="3"/>3,162</text:p>
          </table:table-cell>
          <table:table-cell table:style-name="ce37" office:value-type="float" office:value="1713" calcext:value-type="float">
            <text:p><text:s text:c="3"/>1,713</text:p>
          </table:table-cell>
          <table:table-cell table:style-name="ce37" office:value-type="float" office:value="2410" calcext:value-type="float">
            <text:p><text:s text:c="3"/>2,410</text:p>
          </table:table-cell>
          <table:table-cell table:style-name="ce37" office:value-type="float" office:value="7994" calcext:value-type="float">
            <text:p><text:s text:c="3"/>7,994</text:p>
          </table:table-cell>
          <table:table-cell table:style-name="ce37" office:value-type="float" office:value="685" calcext:value-type="float">
            <text:p><text:s text:c="3"/>685</text:p>
          </table:table-cell>
          <table:table-cell table:style-name="ce39" office:value-type="float" office:value="0" calcext:value-type="float">
            <text:p>-</text:p>
          </table:table-cell>
          <table:table-cell table:style-name="ce37" office:value-type="float" office:value="5657" calcext:value-type="float">
            <text:p><text:s text:c="3"/>5,657</text:p>
          </table:table-cell>
          <table:table-cell table:style-name="ce37" office:value-type="float" office:value="37804" calcext:value-type="float">
            <text:p><text:s text:c="3"/>37,804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8" office:value-type="float" office:value="1759" calcext:value-type="float">
            <text:p>1,759</text:p>
          </table:table-cell>
          <table:table-cell table:style-name="ce71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34267" calcext:value-type="float">
            <text:p><text:s text:c="3"/>34,267</text:p>
          </table:table-cell>
          <table:table-cell table:style-name="ce37" office:value-type="float" office:value="1593" calcext:value-type="float">
            <text:p><text:s text:c="3"/>1,593</text:p>
          </table:table-cell>
          <table:table-cell table:style-name="ce37" office:value-type="float" office:value="3396" calcext:value-type="float">
            <text:p><text:s text:c="3"/>3,396</text:p>
          </table:table-cell>
          <table:table-cell table:style-name="ce37" office:value-type="float" office:value="2474" calcext:value-type="float">
            <text:p><text:s text:c="3"/>2,474</text:p>
          </table:table-cell>
          <table:table-cell table:style-name="ce37" office:value-type="float" office:value="1213" calcext:value-type="float">
            <text:p><text:s text:c="3"/>1,213</text:p>
          </table:table-cell>
          <table:table-cell table:style-name="ce37" office:value-type="float" office:value="730" calcext:value-type="float">
            <text:p><text:s text:c="3"/>730</text:p>
          </table:table-cell>
          <table:table-cell table:style-name="ce37" office:value-type="float" office:value="1318" calcext:value-type="float">
            <text:p><text:s text:c="3"/>1,318</text:p>
          </table:table-cell>
          <table:table-cell table:style-name="ce37" office:value-type="float" office:value="3793" calcext:value-type="float">
            <text:p><text:s text:c="3"/>3,79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2539" calcext:value-type="float">
            <text:p><text:s text:c="3"/>2,539</text:p>
          </table:table-cell>
          <table:table-cell table:style-name="ce37" office:value-type="float" office:value="16702" calcext:value-type="float">
            <text:p><text:s text:c="3"/>16,702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761" calcext:value-type="float">
            <text:p><text:s text:c="3"/>33,761</text:p>
          </table:table-cell>
          <table:table-cell table:style-name="ce37" office:value-type="float" office:value="1423" calcext:value-type="float">
            <text:p><text:s text:c="3"/>1,423</text:p>
          </table:table-cell>
          <table:table-cell table:style-name="ce37" office:value-type="float" office:value="3111" calcext:value-type="float">
            <text:p><text:s text:c="3"/>3,111</text:p>
          </table:table-cell>
          <table:table-cell table:style-name="ce37" office:value-type="float" office:value="2615" calcext:value-type="float">
            <text:p><text:s text:c="3"/>2,615</text:p>
          </table:table-cell>
          <table:table-cell table:style-name="ce37" office:value-type="float" office:value="1358" calcext:value-type="float">
            <text:p><text:s text:c="3"/>1,358</text:p>
          </table:table-cell>
          <table:table-cell table:style-name="ce37" office:value-type="float" office:value="741" calcext:value-type="float">
            <text:p><text:s text:c="3"/>741</text:p>
          </table:table-cell>
          <table:table-cell table:style-name="ce37" office:value-type="float" office:value="1090" calcext:value-type="float">
            <text:p><text:s text:c="3"/>1,090</text:p>
          </table:table-cell>
          <table:table-cell table:style-name="ce37" office:value-type="float" office:value="3797" calcext:value-type="float">
            <text:p><text:s text:c="3"/>3,797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2539" calcext:value-type="float">
            <text:p><text:s text:c="3"/>2,539</text:p>
          </table:table-cell>
          <table:table-cell table:style-name="ce37" office:value-type="float" office:value="16703" calcext:value-type="float">
            <text:p><text:s text:c="3"/>16,703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59" office:value-type="float" office:value="506" calcext:value-type="float">
            <text:p>506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38" office:value-type="float" office:value="42711" calcext:value-type="float">
            <text:p><text:s text:c="3"/>42,711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3824" calcext:value-type="float">
            <text:p><text:s text:c="3"/>3,824</text:p>
          </table:table-cell>
          <table:table-cell table:style-name="ce38" office:value-type="float" office:value="2739" calcext:value-type="float">
            <text:p><text:s text:c="3"/>2,739</text:p>
          </table:table-cell>
          <table:table-cell table:style-name="ce38" office:value-type="float" office:value="1562" calcext:value-type="float">
            <text:p><text:s text:c="3"/>1,562</text:p>
          </table:table-cell>
          <table:table-cell table:style-name="ce38" office:value-type="float" office:value="924" calcext:value-type="float">
            <text:p><text:s text:c="3"/>924</text:p>
          </table:table-cell>
          <table:table-cell table:style-name="ce38" office:value-type="float" office:value="1479" calcext:value-type="float">
            <text:p><text:s text:c="3"/>1,479</text:p>
          </table:table-cell>
          <table:table-cell table:style-name="ce38" office:value-type="float" office:value="4926" calcext:value-type="float">
            <text:p><text:s text:c="3"/>4,926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41" office:value-type="float" office:value="0" calcext:value-type="float">
            <text:p>-</text:p>
          </table:table-cell>
          <table:table-cell table:style-name="ce38" office:value-type="float" office:value="3118" calcext:value-type="float">
            <text:p><text:s text:c="3"/>3,118</text:p>
          </table:table-cell>
          <table:table-cell table:style-name="ce38" office:value-type="float" office:value="21097" calcext:value-type="float">
            <text:p><text:s text:c="3"/>21,097</text:p>
          </table:table-cell>
          <table:table-cell table:style-name="ce38" office:value-type="float" office:value="1122" calcext:value-type="float">
            <text:p><text:s text:c="3"/>1,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458" calcext:value-type="float">
            <text:p><text:s text:c="3"/>41,458</text:p>
          </table:table-cell>
          <table:table-cell table:style-name="ce38" office:value-type="float" office:value="1657" calcext:value-type="float">
            <text:p><text:s text:c="3"/>1,657</text:p>
          </table:table-cell>
          <table:table-cell table:style-name="ce38" office:value-type="float" office:value="3850" calcext:value-type="float">
            <text:p><text:s text:c="3"/>3,850</text:p>
          </table:table-cell>
          <table:table-cell table:style-name="ce38" office:value-type="float" office:value="3085" calcext:value-type="float">
            <text:p><text:s text:c="3"/>3,085</text:p>
          </table:table-cell>
          <table:table-cell table:style-name="ce38" office:value-type="float" office:value="1804" calcext:value-type="float">
            <text:p><text:s text:c="3"/>1,804</text:p>
          </table:table-cell>
          <table:table-cell table:style-name="ce38" office:value-type="float" office:value="972" calcext:value-type="float">
            <text:p><text:s text:c="3"/>972</text:p>
          </table:table-cell>
          <table:table-cell table:style-name="ce38" office:value-type="float" office:value="1320" calcext:value-type="float">
            <text:p><text:s text:c="3"/>1,320</text:p>
          </table:table-cell>
          <table:table-cell table:style-name="ce38" office:value-type="float" office:value="4197" calcext:value-type="float">
            <text:p><text:s text:c="3"/>4,197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41" office:value-type="float" office:value="0" calcext:value-type="float">
            <text:p>-</text:p>
          </table:table-cell>
          <table:table-cell table:style-name="ce38" office:value-type="float" office:value="3118" calcext:value-type="float">
            <text:p><text:s text:c="3"/>3,118</text:p>
          </table:table-cell>
          <table:table-cell table:style-name="ce38" office:value-type="float" office:value="21101" calcext:value-type="float">
            <text:p><text:s text:c="3"/>21,10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60" office:value-type="float" office:value="1253" calcext:value-type="float">
            <text:p>1,253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3653" calcext:value-type="float">
            <text:p>13,653</text:p>
          </table:table-cell>
          <table:table-cell table:style-name="ce39" office:value-type="float" office:value="761" calcext:value-type="float">
            <text:p>76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71" calcext:value-type="float">
            <text:p>3,271</text:p>
          </table:table-cell>
          <table:table-cell table:style-name="ce39" office:value-type="float" office:value="351" calcext:value-type="float">
            <text:p>351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2787" calcext:value-type="float">
            <text:p>2,787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585" calcext:value-type="float">
            <text:p>5,585</text:p>
          </table:table-cell>
          <table:table-cell table:style-name="ce39" office:value-type="float" office:value="344" calcext:value-type="float">
            <text:p>34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3534" calcext:value-type="float">
            <text:p>13,534</text:p>
          </table:table-cell>
          <table:table-cell table:style-name="ce39" office:value-type="float" office:value="724" calcext:value-type="float">
            <text:p>7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26" calcext:value-type="float">
            <text:p>3,326</text:p>
          </table:table-cell>
          <table:table-cell table:style-name="ce39" office:value-type="float" office:value="387" calcext:value-type="float">
            <text:p>387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257" calcext:value-type="float">
            <text:p>257</text:p>
          </table:table-cell>
          <table:table-cell table:style-name="ce39" office:value-type="float" office:value="2899" calcext:value-type="float">
            <text:p>2,899</text:p>
          </table:table-cell>
          <table:table-cell table:style-name="ce39" office:value-type="float" office:value="174" calcext:value-type="float">
            <text:p>17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585" calcext:value-type="float">
            <text:p>5,58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119" calcext:value-type="float">
            <text:p>119</text:p>
          </table:table-cell>
          <table:table-cell table:style-name="ce71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6040" calcext:value-type="float">
            <text:p>6,040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21" calcext:value-type="float">
            <text:p>1,521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1189" calcext:value-type="float">
            <text:p>1,189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198" calcext:value-type="float">
            <text:p>6,198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36" calcext:value-type="float">
            <text:p>1,536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1412" calcext:value-type="float">
            <text:p>1,412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87" calcext:value-type="float">
            <text:p>2,48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158" calcext:value-type="float">
            <text:p><text:s text:c="7"/>－158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41" office:value-type="float" office:value="7613" calcext:value-type="float">
            <text:p>7,613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50" calcext:value-type="float">
            <text:p>1,750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1598" calcext:value-type="float">
            <text:p>1,598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098" calcext:value-type="float">
            <text:p>3,098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36" calcext:value-type="float">
            <text:p>7,336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0" calcext:value-type="float">
            <text:p>1,790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1487" calcext:value-type="float">
            <text:p>1,487</text:p>
          </table:table-cell>
          <table:table-cell table:style-name="ce41" office:value-type="float" office:value="87" calcext:value-type="float">
            <text:p>8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098" calcext:value-type="float">
            <text:p>3,09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277" calcext:value-type="float">
            <text:p>277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1028" calcext:value-type="float">
            <text:p>11,028</text:p>
          </table:table-cell>
          <table:table-cell table:style-name="ce39" office:value-type="float" office:value="1218" calcext:value-type="float">
            <text:p>1,218</text:p>
          </table:table-cell>
          <table:table-cell table:style-name="ce39" office:value-type="float" office:value="3326" calcext:value-type="float">
            <text:p>3,3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1660" calcext:value-type="float">
            <text:p>1,66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76" calcext:value-type="float">
            <text:p>3,876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155" calcext:value-type="float">
            <text:p>10,155</text:p>
          </table:table-cell>
          <table:table-cell table:style-name="ce39" office:value-type="float" office:value="1050" calcext:value-type="float">
            <text:p>1,050</text:p>
          </table:table-cell>
          <table:table-cell table:style-name="ce39" office:value-type="float" office:value="3271" calcext:value-type="float">
            <text:p>3,2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347" calcext:value-type="float">
            <text:p>1,347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76" calcext:value-type="float">
            <text:p>3,876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3" calcext:value-type="float">
            <text:p>3</text:p>
          </table:table-cell>
          <table:table-cell table:style-name="ce64" office:value-type="float" office:value="873" calcext:value-type="float">
            <text:p>873</text:p>
          </table:table-cell>
          <table:table-cell table:style-name="ce71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02" calcext:value-type="float">
            <text:p>5,002</text:p>
          </table:table-cell>
          <table:table-cell table:style-name="ce40" office:value-type="float" office:value="564" calcext:value-type="float">
            <text:p>564</text:p>
          </table:table-cell>
          <table:table-cell table:style-name="ce40" office:value-type="float" office:value="1536" calcext:value-type="float">
            <text:p>1,5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771" calcext:value-type="float">
            <text:p>771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699" calcext:value-type="float">
            <text:p>4,699</text:p>
          </table:table-cell>
          <table:table-cell table:style-name="ce40" office:value-type="float" office:value="483" calcext:value-type="float">
            <text:p>483</text:p>
          </table:table-cell>
          <table:table-cell table:style-name="ce40" office:value-type="float" office:value="1521" calcext:value-type="float">
            <text:p>1,5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657" calcext:value-type="float">
            <text:p>657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303" calcext:value-type="float">
            <text:p>303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6026" calcext:value-type="float">
            <text:p>6,026</text:p>
          </table:table-cell>
          <table:table-cell table:style-name="ce41" office:value-type="float" office:value="654" calcext:value-type="float">
            <text:p>654</text:p>
          </table:table-cell>
          <table:table-cell table:style-name="ce41" office:value-type="float" office:value="1790" calcext:value-type="float">
            <text:p>1,7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889" calcext:value-type="float">
            <text:p>889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45" calcext:value-type="float">
            <text:p>2,145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56" calcext:value-type="float">
            <text:p>5,456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1750" calcext:value-type="float">
            <text:p>1,7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690" calcext:value-type="float">
            <text:p>690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45" calcext:value-type="float">
            <text:p>2,14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570" calcext:value-type="float">
            <text:p>570</text:p>
          </table:table-cell>
          <table:table-cell table:style-name="ce71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9597" calcext:value-type="float">
            <text:p>9,597</text:p>
          </table:table-cell>
          <table:table-cell table:style-name="ce39" office:value-type="float" office:value="279" calcext:value-type="float">
            <text:p>279</text:p>
          </table:table-cell>
          <table:table-cell table:style-name="ce39" office:value-type="float" office:value="387" calcext:value-type="float">
            <text:p>387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2063" calcext:value-type="float">
            <text:p>2,063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036" calcext:value-type="float">
            <text:p>6,036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9031" calcext:value-type="float">
            <text:p>9,031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351" calcext:value-type="float">
            <text:p>351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1698" calcext:value-type="float">
            <text:p>1,698</text:p>
          </table:table-cell>
          <table:table-cell table:style-name="ce39" office:value-type="float" office:value="77" calcext:value-type="float">
            <text:p>7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035" calcext:value-type="float">
            <text:p>6,03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566" calcext:value-type="float">
            <text:p>566</text:p>
          </table:table-cell>
          <table:table-cell table:style-name="ce71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4128" calcext:value-type="float">
            <text:p>4,128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856" calcext:value-type="float">
            <text:p>856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95" calcext:value-type="float">
            <text:p>2,595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20" calcext:value-type="float">
            <text:p>3,920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747" calcext:value-type="float">
            <text:p>747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94" calcext:value-type="float">
            <text:p>2,594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62" office:value-type="float" office:value="208" calcext:value-type="float">
            <text:p>208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5469" calcext:value-type="float">
            <text:p>5,469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207" calcext:value-type="float">
            <text:p>1,207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441" calcext:value-type="float">
            <text:p>3,44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111" calcext:value-type="float">
            <text:p>5,111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441" calcext:value-type="float">
            <text:p>3,44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358" calcext:value-type="float">
            <text:p>358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5672" calcext:value-type="float">
            <text:p>5,672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79" calcext:value-type="float">
            <text:p>579</text:p>
          </table:table-cell>
          <table:table-cell table:style-name="ce39" office:value-type="float" office:value="701" calcext:value-type="float">
            <text:p>701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23" calcext:value-type="float">
            <text:p>3,723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511" calcext:value-type="float">
            <text:p>5,511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96" calcext:value-type="float">
            <text:p>496</text:p>
          </table:table-cell>
          <table:table-cell table:style-name="ce39" office:value-type="float" office:value="595" calcext:value-type="float">
            <text:p>595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23" calcext:value-type="float">
            <text:p>3,72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161" calcext:value-type="float">
            <text:p>161</text:p>
          </table:table-cell>
          <table:table-cell table:style-name="ce71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2434" calcext:value-type="float">
            <text:p>2,434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618" calcext:value-type="float">
            <text:p>1,618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01" calcext:value-type="float">
            <text:p>2,40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264" calcext:value-type="float">
            <text:p>264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618" calcext:value-type="float">
            <text:p>1,6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3" calcext:value-type="float">
            <text:p>33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3238" calcext:value-type="float">
            <text:p>3,238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05" calcext:value-type="float">
            <text:p>2,105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10" calcext:value-type="float">
            <text:p>3,110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05" calcext:value-type="float">
            <text:p>2,10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128" calcext:value-type="float">
            <text:p>128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9349" calcext:value-type="float">
            <text:p>9,349</text:p>
          </table:table-cell>
          <table:table-cell table:style-name="ce39" office:value-type="float" office:value="324" calcext:value-type="float">
            <text:p>324</text:p>
          </table:table-cell>
          <table:table-cell table:style-name="ce39" office:value-type="float" office:value="257" calcext:value-type="float">
            <text:p>257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496" calcext:value-type="float">
            <text:p>4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59" calcext:value-type="float">
            <text:p>1,259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470" calcext:value-type="float">
            <text:p>6,470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9549" calcext:value-type="float">
            <text:p>9,549</text:p>
          </table:table-cell>
          <table:table-cell table:style-name="ce39" office:value-type="float" office:value="277" calcext:value-type="float">
            <text:p>277</text:p>
          </table:table-cell>
          <table:table-cell table:style-name="ce39" office:value-type="float" office:value="306" calcext:value-type="float">
            <text:p>306</text:p>
          </table:table-cell>
          <table:table-cell table:number-columns-repeated="2" table:style-name="ce39" office:value-type="float" office:value="233" calcext:value-type="float">
            <text:p>233</text:p>
          </table:table-cell>
          <table:table-cell table:style-name="ce39" office:value-type="float" office:value="579" calcext:value-type="float">
            <text:p>5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64" calcext:value-type="float">
            <text:p>1,364</text:p>
          </table:table-cell>
          <table:table-cell table:style-name="ce39" office:value-type="float" office:value="82" calcext:value-type="float">
            <text:p>8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473" calcext:value-type="float">
            <text:p>6,47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-200" calcext:value-type="float">
            <text:p><text:s text:c="7"/>－200</text:p>
          </table:table-cell>
          <table:table-cell table:style-name="ce71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4144" calcext:value-type="float">
            <text:p>4,144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63" calcext:value-type="float">
            <text:p>563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880" calcext:value-type="float">
            <text:p>2,88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29" calcext:value-type="float">
            <text:p>4,329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69" calcext:value-type="float">
            <text:p>669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881" calcext:value-type="float">
            <text:p>2,88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185" calcext:value-type="float">
            <text:p><text:s text:c="7"/>－185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31" office:value-type="string" calcext:value-type="string">
            <text:p>女</text:p>
          </table:table-cell>
          <table:table-cell table:style-name="ce41" office:value-type="float" office:value="5205" calcext:value-type="float">
            <text:p>5,205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6" calcext:value-type="float">
            <text:p>696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590" calcext:value-type="float">
            <text:p>3,590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220" calcext:value-type="float">
            <text:p>5,220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5" calcext:value-type="float">
            <text:p>695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592" calcext:value-type="float">
            <text:p>3,59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5" calcext:value-type="float">
            <text:p><text:s text:c="7"/>－15</text:p>
          </table:table-cell>
          <table:table-cell table:style-name="ce71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26822" calcext:value-type="float">
            <text:p>26,822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2899" calcext:value-type="float">
            <text:p>2,899</text:p>
          </table:table-cell>
          <table:table-cell table:style-name="ce39" office:value-type="float" office:value="1347" calcext:value-type="float">
            <text:p>1,347</text:p>
          </table:table-cell>
          <table:table-cell table:style-name="ce39" office:value-type="float" office:value="1698" calcext:value-type="float">
            <text:p>1,698</text:p>
          </table:table-cell>
          <table:table-cell table:style-name="ce39" office:value-type="float" office:value="595" calcext:value-type="float">
            <text:p>595</text:p>
          </table:table-cell>
          <table:table-cell table:style-name="ce39" office:value-type="float" office:value="1364" calcext:value-type="float">
            <text:p>1,36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56" calcext:value-type="float">
            <text:p>5,656</text:p>
          </table:table-cell>
          <table:table-cell table:style-name="ce39" office:value-type="float" office:value="11948" calcext:value-type="float">
            <text:p>11,948</text:p>
          </table:table-cell>
          <table:table-cell table:style-name="ce39" office:value-type="float" office:value="552" calcext:value-type="float">
            <text:p>55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7021" calcext:value-type="float">
            <text:p>27,021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2786" calcext:value-type="float">
            <text:p>2,786</text:p>
          </table:table-cell>
          <table:table-cell table:style-name="ce39" office:value-type="float" office:value="1660" calcext:value-type="float">
            <text:p>1,660</text:p>
          </table:table-cell>
          <table:table-cell table:style-name="ce39" office:value-type="float" office:value="2063" calcext:value-type="float">
            <text:p>2,063</text:p>
          </table:table-cell>
          <table:table-cell table:style-name="ce39" office:value-type="float" office:value="701" calcext:value-type="float">
            <text:p>701</text:p>
          </table:table-cell>
          <table:table-cell table:style-name="ce39" office:value-type="float" office:value="1259" calcext:value-type="float">
            <text:p>1,2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56" calcext:value-type="float">
            <text:p>5,656</text:p>
          </table:table-cell>
          <table:table-cell table:style-name="ce39" office:value-type="float" office:value="11951" calcext:value-type="float">
            <text:p>11,95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6" calcext:value-type="float">
            <text:p>16</text:p>
          </table:table-cell>
          <table:table-cell table:style-name="ce64" office:value-type="float" office:value="-199" calcext:value-type="float">
            <text:p><text:s text:c="4"/>－199</text:p>
          </table:table-cell>
          <table:table-cell table:style-name="ce71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12065" calcext:value-type="float">
            <text:p>12,065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1412" calcext:value-type="float">
            <text:p>1,412</text:p>
          </table:table-cell>
          <table:table-cell table:style-name="ce40" office:value-type="float" office:value="657" calcext:value-type="float">
            <text:p>657</text:p>
          </table:table-cell>
          <table:table-cell table:style-name="ce40" office:value-type="float" office:value="747" calcext:value-type="float">
            <text:p>747</text:p>
          </table:table-cell>
          <table:table-cell table:style-name="ce40" office:value-type="float" office:value="264" calcext:value-type="float">
            <text:p>264</text:p>
          </table:table-cell>
          <table:table-cell table:style-name="ce40" office:value-type="float" office:value="669" calcext:value-type="float">
            <text:p>66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38" calcext:value-type="float">
            <text:p>2,538</text:p>
          </table:table-cell>
          <table:table-cell table:style-name="ce40" office:value-type="float" office:value="5302" calcext:value-type="float">
            <text:p>5,302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1972" calcext:value-type="float">
            <text:p>11,972</text:p>
          </table:table-cell>
          <table:table-cell table:style-name="ce40" office:value-type="float" office:value="331" calcext:value-type="float">
            <text:p>331</text:p>
          </table:table-cell>
          <table:table-cell table:style-name="ce40" office:value-type="float" office:value="1189" calcext:value-type="float">
            <text:p>1,189</text:p>
          </table:table-cell>
          <table:table-cell table:style-name="ce40" office:value-type="float" office:value="771" calcext:value-type="float">
            <text:p>771</text:p>
          </table:table-cell>
          <table:table-cell table:style-name="ce40" office:value-type="float" office:value="856" calcext:value-type="float">
            <text:p>856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563" calcext:value-type="float">
            <text:p>5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38" calcext:value-type="float">
            <text:p>2,538</text:p>
          </table:table-cell>
          <table:table-cell table:style-name="ce40" office:value-type="float" office:value="5303" calcext:value-type="float">
            <text:p>5,30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62" office:value-type="float" office:value="93" calcext:value-type="float">
            <text:p>93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14757" calcext:value-type="float">
            <text:p>14,757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1487" calcext:value-type="float">
            <text:p>1,487</text:p>
          </table:table-cell>
          <table:table-cell table:style-name="ce41" office:value-type="float" office:value="690" calcext:value-type="float">
            <text:p>69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695" calcext:value-type="float">
            <text:p>6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18" calcext:value-type="float">
            <text:p>3,118</text:p>
          </table:table-cell>
          <table:table-cell table:style-name="ce41" office:value-type="float" office:value="6646" calcext:value-type="float">
            <text:p>6,646</text:p>
          </table:table-cell>
          <table:table-cell table:style-name="ce41" office:value-type="float" office:value="451" calcext:value-type="float">
            <text:p>45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5049" calcext:value-type="float">
            <text:p>15,049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1597" calcext:value-type="float">
            <text:p>1,597</text:p>
          </table:table-cell>
          <table:table-cell table:style-name="ce41" office:value-type="float" office:value="889" calcext:value-type="float">
            <text:p>889</text:p>
          </table:table-cell>
          <table:table-cell table:style-name="ce41" office:value-type="float" office:value="1207" calcext:value-type="float">
            <text:p>1,207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696" calcext:value-type="float">
            <text:p>6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18" calcext:value-type="float">
            <text:p>3,118</text:p>
          </table:table-cell>
          <table:table-cell table:style-name="ce41" office:value-type="float" office:value="6648" calcext:value-type="float">
            <text:p>6,64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3" calcext:value-type="float">
            <text:p>13</text:p>
          </table:table-cell>
          <table:table-cell table:style-name="ce63" office:value-type="float" office:value="-292" calcext:value-type="float">
            <text:p><text:s text:c="7"/>－292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577" calcext:value-type="float">
            <text:p>1,57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923" calcext:value-type="float">
            <text:p>92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6" calcext:value-type="float">
            <text:p>1,62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923" calcext:value-type="float">
            <text:p>9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5" office:value-type="float" office:value="-49" calcext:value-type="float">
            <text:p><text:s text:c="7"/>－49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47" calcext:value-type="float">
            <text:p>74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421" calcext:value-type="float">
            <text:p>42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4" calcext:value-type="float">
            <text:p>73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21" calcext:value-type="float">
            <text:p>42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13" calcext:value-type="float">
            <text:p>13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30" calcext:value-type="float">
            <text:p>830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502" calcext:value-type="float">
            <text:p>502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92" calcext:value-type="float">
            <text:p>89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502" calcext:value-type="float">
            <text:p>50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7" office:value-type="float" office:value="-62" calcext:value-type="float">
            <text:p><text:s text:c="7"/>－62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7723" calcext:value-type="float">
            <text:p>7,723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1277" calcext:value-type="float">
            <text:p>1,277</text:p>
          </table:table-cell>
          <table:table-cell table:style-name="ce42" office:value-type="float" office:value="534" calcext:value-type="float">
            <text:p>534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8" calcext:value-type="float">
            <text:p>1,078</text:p>
          </table:table-cell>
          <table:table-cell table:style-name="ce42" office:value-type="float" office:value="3886" calcext:value-type="float">
            <text:p>3,886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101" calcext:value-type="float">
            <text:p>7,101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962" calcext:value-type="float">
            <text:p>962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0" calcext:value-type="float">
            <text:p>950</text:p>
          </table:table-cell>
          <table:table-cell table:style-name="ce42" office:value-type="float" office:value="3886" calcext:value-type="float">
            <text:p>3,88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65" office:value-type="float" office:value="622" calcext:value-type="float">
            <text:p>622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506" calcext:value-type="float">
            <text:p>3,506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596" calcext:value-type="float">
            <text:p>596</text:p>
          </table:table-cell>
          <table:table-cell table:style-name="ce43" office:value-type="float" office:value="251" calcext:value-type="float">
            <text:p>251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4" calcext:value-type="float">
            <text:p>514</text:p>
          </table:table-cell>
          <table:table-cell table:style-name="ce43" office:value-type="float" office:value="1758" calcext:value-type="float">
            <text:p>1,75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182" calcext:value-type="float">
            <text:p>3,182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1758" calcext:value-type="float">
            <text:p>1,75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6" office:value-type="float" office:value="324" calcext:value-type="float">
            <text:p>324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217" calcext:value-type="float">
            <text:p>4,217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681" calcext:value-type="float">
            <text:p>681</text:p>
          </table:table-cell>
          <table:table-cell table:style-name="ce44" office:value-type="float" office:value="283" calcext:value-type="float">
            <text:p>283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64" calcext:value-type="float">
            <text:p>564</text:p>
          </table:table-cell>
          <table:table-cell table:style-name="ce44" office:value-type="float" office:value="2128" calcext:value-type="float">
            <text:p>2,128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19" calcext:value-type="float">
            <text:p>3,919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577" calcext:value-type="float">
            <text:p>577</text:p>
          </table:table-cell>
          <table:table-cell table:style-name="ce44" office:value-type="float" office:value="278" calcext:value-type="float">
            <text:p>278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21" calcext:value-type="float">
            <text:p>521</text:p>
          </table:table-cell>
          <table:table-cell table:style-name="ce44" office:value-type="float" office:value="2128" calcext:value-type="float">
            <text:p>2,1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67" office:value-type="float" office:value="298" calcext:value-type="float">
            <text:p>298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759" calcext:value-type="float">
            <text:p>1,75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7" calcext:value-type="float">
            <text:p>727</text:p>
          </table:table-cell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0" calcext:value-type="float">
            <text:p>1,51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4" calcext:value-type="float">
            <text:p>574</text:p>
          </table:table-cell>
          <table:table-cell table:style-name="ce42" office:value-type="float" office:value="556" calcext:value-type="float">
            <text:p>5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249" calcext:value-type="float">
            <text:p>249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01" calcext:value-type="float">
            <text:p>80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9" calcext:value-type="float">
            <text:p>66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244" calcext:value-type="float">
            <text:p>24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132" calcext:value-type="float">
            <text:p>132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58" calcext:value-type="float">
            <text:p>95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8" calcext:value-type="float">
            <text:p>388</text:p>
          </table:table-cell>
          <table:table-cell table:style-name="ce44" office:value-type="float" office:value="312" calcext:value-type="float">
            <text:p>31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41" calcext:value-type="float">
            <text:p>84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5" calcext:value-type="float">
            <text:p>325</text:p>
          </table:table-cell>
          <table:table-cell table:style-name="ce44" office:value-type="float" office:value="312" calcext:value-type="float">
            <text:p>31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117" calcext:value-type="float">
            <text:p>117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27" calcext:value-type="float">
            <text:p>1,32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5" calcext:value-type="float">
            <text:p>355</text:p>
          </table:table-cell>
          <table:table-cell table:style-name="ce42" office:value-type="float" office:value="549" calcext:value-type="float">
            <text:p>54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5" calcext:value-type="float">
            <text:p>1,27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549" calcext:value-type="float">
            <text:p>5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52" calcext:value-type="float">
            <text:p>52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15" calcext:value-type="float">
            <text:p>6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3" calcext:value-type="float">
            <text:p>58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269" calcext:value-type="float">
            <text:p>26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32" calcext:value-type="float">
            <text:p>32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12" calcext:value-type="float">
            <text:p>71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92" calcext:value-type="float">
            <text:p>69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91" calcext:value-type="float">
            <text:p>91</text:p>
          </table:table-cell>
          <table:table-cell table:number-columns-repeated="2"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6" calcext:value-type="float">
            <text:p>196</text:p>
          </table:table-cell>
          <table:table-cell table:style-name="ce44" office:value-type="float" office:value="280" calcext:value-type="float">
            <text:p>28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20" calcext:value-type="float">
            <text:p>20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498" calcext:value-type="float">
            <text:p>2,49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1335" calcext:value-type="float">
            <text:p>1,335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55" calcext:value-type="float">
            <text:p>2,955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1335" calcext:value-type="float">
            <text:p>1,33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65" office:value-type="float" office:value="-457" calcext:value-type="float">
            <text:p><text:s text:c="7"/>－457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027" calcext:value-type="float">
            <text:p>1,02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556" calcext:value-type="float">
            <text:p>55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40" calcext:value-type="float">
            <text:p>1,24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556" calcext:value-type="float">
            <text:p>55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6" office:value-type="float" office:value="-213" calcext:value-type="float">
            <text:p><text:s text:c="7"/>－213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471" calcext:value-type="float">
            <text:p>1,4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33" calcext:value-type="float">
            <text:p>23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4" calcext:value-type="float">
            <text:p>224</text:p>
          </table:table-cell>
          <table:table-cell table:style-name="ce44" office:value-type="float" office:value="779" calcext:value-type="float">
            <text:p>779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15" calcext:value-type="float">
            <text:p>1,71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43" calcext:value-type="float">
            <text:p>343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9" calcext:value-type="float">
            <text:p>259</text:p>
          </table:table-cell>
          <table:table-cell table:style-name="ce44" office:value-type="float" office:value="779" calcext:value-type="float">
            <text:p>77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67" office:value-type="float" office:value="-244" calcext:value-type="float">
            <text:p><text:s text:c="7"/>－244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129" calcext:value-type="float">
            <text:p>1,12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76" calcext:value-type="float">
            <text:p>1,27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-147" calcext:value-type="float">
            <text:p><text:s text:c="7"/>－147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25" calcext:value-type="float">
            <text:p>52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6" calcext:value-type="float">
            <text:p>54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float" office:value="-21" calcext:value-type="float">
            <text:p><text:s text:c="7"/>－21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04" calcext:value-type="float">
            <text:p>604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238" calcext:value-type="float">
            <text:p>23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30" calcext:value-type="float">
            <text:p>73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21" calcext:value-type="float">
            <text:p>22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238" calcext:value-type="float">
            <text:p>23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-126" calcext:value-type="float">
            <text:p><text:s text:c="7"/>－126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453" calcext:value-type="float">
            <text:p>1,45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08" calcext:value-type="float">
            <text:p>1,70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8" calcext:value-type="float">
            <text:p>458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-255" calcext:value-type="float">
            <text:p><text:s text:c="7"/>－255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05" calcext:value-type="float">
            <text:p>60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5" calcext:value-type="float">
            <text:p>72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237" calcext:value-type="float">
            <text:p>237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6" office:value-type="float" office:value="-120" calcext:value-type="float">
            <text:p><text:s text:c="7"/>－120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48" calcext:value-type="float">
            <text:p>848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83" calcext:value-type="float">
            <text:p>98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7" office:value-type="float" office:value="-135" calcext:value-type="float">
            <text:p><text:s text:c="7"/>－135</text:p>
          </table:table-cell>
          <table:table-cell table:style-name="ce71" table:number-columns-repeated="993"/>
        </table:table-row>
        <table:table-row table:style-name="ro6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14" calcext:value-type="float">
            <text:p>1,31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1" calcext:value-type="float">
            <text:p>581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6" calcext:value-type="float">
            <text:p>1,35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3" calcext:value-type="float">
            <text:p>543</text:p>
          </table:table-cell>
          <table:table-cell table:style-name="ce42" office:value-type="float" office:value="304" calcext:value-type="float">
            <text:p>30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42" calcext:value-type="float">
            <text:p><text:s text:c="7"/>－42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555" calcext:value-type="float">
            <text:p>55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15" calcext:value-type="float">
            <text:p>15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44" calcext:value-type="float">
            <text:p>74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4" calcext:value-type="float">
            <text:p>324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01" calcext:value-type="float">
            <text:p>80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7" calcext:value-type="float">
            <text:p>337</text:p>
          </table:table-cell>
          <table:table-cell table:style-name="ce44" office:value-type="float" office:value="176" calcext:value-type="float">
            <text:p>17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-57" calcext:value-type="float">
            <text:p><text:s text:c="7"/>－57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082" calcext:value-type="float">
            <text:p>2,08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962" calcext:value-type="float">
            <text:p>96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204" calcext:value-type="float">
            <text:p>2,20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508" calcext:value-type="float">
            <text:p>50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962" calcext:value-type="float">
            <text:p>9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-122" calcext:value-type="float">
            <text:p><text:s text:c="7"/>－122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952" calcext:value-type="float">
            <text:p>95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3" calcext:value-type="float">
            <text:p>97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float" office:value="-21" calcext:value-type="float">
            <text:p><text:s text:c="7"/>－21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130" calcext:value-type="float">
            <text:p>1,13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539" calcext:value-type="float">
            <text:p>539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231" calcext:value-type="float">
            <text:p>1,23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539" calcext:value-type="float">
            <text:p>5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-101" calcext:value-type="float">
            <text:p><text:s text:c="7"/>－101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582" calcext:value-type="float">
            <text:p>58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7" calcext:value-type="float">
            <text:p>5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7" calcext:value-type="float">
            <text:p>56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181" calcext:value-type="float">
            <text:p>18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15" calcext:value-type="float">
            <text:p>15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83" calcext:value-type="float">
            <text:p>8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6" calcext:value-type="float">
            <text:p>6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312" calcext:value-type="float">
            <text:p>312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3" calcext:value-type="float">
            <text:p>30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98" calcext:value-type="float">
            <text:p>9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9" calcext:value-type="float">
            <text:p>9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242" calcext:value-type="float">
            <text:p>1,24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687" calcext:value-type="float">
            <text:p>68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266" calcext:value-type="float">
            <text:p>1,26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687" calcext:value-type="float">
            <text:p>6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-24" calcext:value-type="float">
            <text:p><text:s text:c="7"/>－24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73" calcext:value-type="float">
            <text:p>57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296" calcext:value-type="float">
            <text:p>29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296" calcext:value-type="float">
            <text:p>29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3" calcext:value-type="float">
            <text:p>3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69" calcext:value-type="float">
            <text:p>66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391" calcext:value-type="float">
            <text:p>39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96" calcext:value-type="float">
            <text:p>69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391" calcext:value-type="float">
            <text:p>39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7" office:value-type="float" office:value="-27" calcext:value-type="float">
            <text:p><text:s text:c="7"/>－27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06" calcext:value-type="float">
            <text:p>10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134" calcext:value-type="float">
            <text:p>134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70" calcext:value-type="float">
            <text:p>7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10" calcext:value-type="float">
            <text:p>10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99" calcext:value-type="float">
            <text:p>99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6" calcext:value-type="float">
            <text:p>3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7" office:value-type="float" office:value="35" calcext:value-type="float">
            <text:p>35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281" calcext:value-type="float">
            <text:p>1,28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599" calcext:value-type="float">
            <text:p>59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01" calcext:value-type="float">
            <text:p>1,40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599" calcext:value-type="float">
            <text:p>59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-120" calcext:value-type="float">
            <text:p><text:s text:c="7"/>－120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20" calcext:value-type="float">
            <text:p>52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234" calcext:value-type="float">
            <text:p>23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50" calcext:value-type="float">
            <text:p><text:s text:c="7"/>－50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61" calcext:value-type="float">
            <text:p>76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365" calcext:value-type="float">
            <text:p>365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31" calcext:value-type="float">
            <text:p>831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365" calcext:value-type="float">
            <text:p>36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7" office:value-type="float" office:value="-70" calcext:value-type="float">
            <text:p><text:s text:c="7"/>－70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511" calcext:value-type="float">
            <text:p>1,51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627" calcext:value-type="float">
            <text:p>62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93" calcext:value-type="float">
            <text:p>1,49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627" calcext:value-type="float">
            <text:p>6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5" office:value-type="float" office:value="18" calcext:value-type="float">
            <text:p>18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85" calcext:value-type="float">
            <text:p>685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2" table:style-name="ce43" office:value-type="float" office:value="33" calcext:value-type="float">
            <text:p>3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33" calcext:value-type="float">
            <text:p>73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311" calcext:value-type="float">
            <text:p>3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48" calcext:value-type="float">
            <text:p><text:s text:c="7"/>－48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26" calcext:value-type="float">
            <text:p>826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4" calcext:value-type="float">
            <text:p>294</text:p>
          </table:table-cell>
          <table:table-cell table:style-name="ce44" office:value-type="float" office:value="316" calcext:value-type="float">
            <text:p>31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60" calcext:value-type="float">
            <text:p>76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0" calcext:value-type="float">
            <text:p>270</text:p>
          </table:table-cell>
          <table:table-cell table:style-name="ce44" office:value-type="float" office:value="316" calcext:value-type="float">
            <text:p>3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66" calcext:value-type="float">
            <text:p>66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40" calcext:value-type="float">
            <text:p>94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3" calcext:value-type="float">
            <text:p>1,01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-73" calcext:value-type="float">
            <text:p><text:s text:c="7"/>－73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4" calcext:value-type="float">
            <text:p>47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126" calcext:value-type="float">
            <text:p>12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58" calcext:value-type="float">
            <text:p><text:s text:c="7"/>－58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24" calcext:value-type="float">
            <text:p>524</text:p>
          </table:table-cell>
          <table:table-cell table:number-columns-repeated="2" table:style-name="ce44" office:value-type="float" office:value="14" calcext:value-type="float">
            <text:p>1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51" calcext:value-type="float">
            <text:p>251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39" calcext:value-type="float">
            <text:p>539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2" table:style-name="ce44" office:value-type="float" office:value="28" calcext:value-type="float">
            <text:p>2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7" office:value-type="float" office:value="-15" calcext:value-type="float">
            <text:p><text:s text:c="7"/>－15</text:p>
          </table:table-cell>
          <table:table-cell table:style-name="ce71" table:number-columns-repeated="993"/>
        </table:table-row>
        <table:table-row table:style-name="ro7">
          <table:table-cell table:style-name="ce14"/>
          <table:table-cell table:style-name="ce26" office:value-type="string" calcext:value-type="string">
            <text:p>計</text:p>
          </table:table-cell>
          <table:table-cell table:style-name="ce39" office:value-type="float" office:value="857" calcext:value-type="float">
            <text:p>85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249" calcext:value-type="float">
            <text:p>24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18" calcext:value-type="float">
            <text:p>418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91" calcext:value-type="float">
            <text:p>9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61" calcext:value-type="float">
            <text:p>16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439" calcext:value-type="float">
            <text:p>439</text:p>
          </table:table-cell>
          <table:table-cell table:style-name="ce71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54" calcext:value-type="float">
            <text:p>45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138" calcext:value-type="float">
            <text:p>13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212" calcext:value-type="float">
            <text:p>212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1" calcext:value-type="float">
            <text:p>11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2" calcext:value-type="float">
            <text:p>7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27" calcext:value-type="float">
            <text:p>227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225" calcext:value-type="float">
            <text:p>22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75" calcext:value-type="float">
            <text:p>7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5" calcext:value-type="float">
            <text:p>1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414" calcext:value-type="float">
            <text:p>414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17" calcext:value-type="float">
            <text:p>1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7" calcext:value-type="float">
            <text:p>7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7" calcext:value-type="float">
            <text:p>7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188" calcext:value-type="float">
            <text:p>188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380" calcext:value-type="float">
            <text:p>38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08" calcext:value-type="float">
            <text:p>10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8" calcext:value-type="float">
            <text:p>6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226" calcext:value-type="float">
            <text:p>226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24" calcext:value-type="float">
            <text:p>24</text:p>
          </table:table-cell>
          <table:table-cell table:style-name="ce71" table:number-columns-repeated="993"/>
        </table:table-row>
        <table:table-row table:style-name="ro7">
          <table:table-cell table:style-name="ce15"/>
          <table:table-cell table:style-name="ce31" office:value-type="string" calcext:value-type="string">
            <text:p>女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1" calcext:value-type="float">
            <text:p>1</text:p>
          </table:table-cell>
          <table:table-cell table:style-name="ce71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2" table:number-columns-repeated="4"/>
          <table:table-cell table:style-name="ce68" office:value-type="string" calcext:value-type="string">
            <text:p>內政部戶政司 民國102年12月4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9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70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2-05T09:25:38</meta:creation-date>
    <dc:creator>user</dc:creator>
    <dc:date>2013-12-05T09:26:03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